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392349" officeooo:paragraph-rsid="00392349" style:font-style-asian="normal" style:font-style-complex="normal"/>
    </style:style>
    <style:style style:name="P2" style:family="paragraph" style:parent-style-name="Standard">
      <style:text-properties fo:font-style="normal" officeooo:rsid="003aa8fe" officeooo:paragraph-rsid="003aa8fe" style:font-style-asian="normal" style:font-style-complex="normal"/>
    </style:style>
    <style:style style:name="P3" style:family="paragraph" style:parent-style-name="Standard">
      <style:text-properties fo:font-style="normal" officeooo:rsid="003e66a8" officeooo:paragraph-rsid="003e66a8" style:font-style-asian="normal" style:font-style-complex="normal"/>
    </style:style>
    <style:style style:name="P4" style:family="paragraph" style:parent-style-name="Standard">
      <style:text-properties style:font-name="Nimbus Roman No9 L" officeooo:rsid="003aa8fe" style:font-name-asian="DejaVu Sans" style:font-name-complex="DejaVu Sans"/>
    </style:style>
    <style:style style:name="P5" style:family="paragraph" style:parent-style-name="Heading_20_2">
      <style:text-properties fo:font-style="normal" officeooo:rsid="003aa8fe" officeooo:paragraph-rsid="003e66a8" style:font-style-asian="normal" style:font-style-complex="normal"/>
    </style:style>
    <style:style style:name="P6" style:family="paragraph" style:parent-style-name="Standard" style:list-style-name="L1"/>
    <style:style style:name="P7" style:family="paragraph" style:parent-style-name="Standard" style:list-style-name="L2">
      <style:text-properties fo:font-style="normal" officeooo:rsid="00392349" officeooo:paragraph-rsid="00392349" style:font-style-asian="normal" style:font-style-complex="normal"/>
    </style:style>
    <style:style style:name="P8" style:family="paragraph" style:parent-style-name="Standard" style:list-style-name="L3">
      <style:text-properties fo:font-style="normal" officeooo:paragraph-rsid="003aa8fe" style:font-style-asian="normal" style:font-style-complex="normal"/>
    </style:style>
    <style:style style:name="T1" style:family="text">
      <style:text-properties officeooo:rsid="003e66a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e66a8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1">5</text:span> : <text:span text:style-name="T1">Multi-branche Blue Ocean</text:span></text:h>
      <text:p text:style-name="Standard"/>
      <text:list xml:id="list1987834224" text:style-name="L1">
        <text:list-header>
          <text:p text:style-name="P6">.</text:p>
        </text:list-header>
      </text:list>
      <text:h text:style-name="Heading_20_2" text:outline-level="2">Objectifs</text:h>
      <text:list xml:id="list1482328534" text:style-name="L2">
        <text:list-item>
          <text:p text:style-name="P7">Interface BlueOcean</text:p>
        </text:list-item>
        <text:list-item>
          <text:p text:style-name="P7">Multi-branche pipeline</text:p>
        </text:list-item>
      </text:list>
      <text:p text:style-name="P1"/>
      <text:p text:style-name="P1"/>
      <text:h text:style-name="Heading_20_2" text:outline-level="2"><text:span text:style-name="T1">5</text:span>.1 Installation BlueOcean</text:h>
      <text:p text:style-name="P2">Installer le plugin <text:span text:style-name="T2">BlueOcean</text:span> et <text:span text:style-name="T1">accéder</text:span> à son interface</text:p>
      <text:p text:style-name="P2">Visualiser l’éditeur de pipeline</text:p>
      <text:p text:style-name="P2"/>
      <text:h text:style-name="P5" text:outline-level="2"><text:span text:style-name="T1">5</text:span>.<text:span text:style-name="T1">2</text:span> <text:span text:style-name="T1">Création d’un job Multibranch</text:span></text:h>
      <text:p text:style-name="P2">Créer <text:span text:style-name="T1">la</text:span> branche <text:span text:style-name="T3">declaratif</text:span><text:span text:style-name="T1"> </text:span>dans votre repository et créer un multi-branch pipeline <text:span text:style-name="T1">pointant sur le dépôt</text:span></text:p>
      <text:p text:style-name="P2"/>
      <text:p text:style-name="P3">Observer l’exéution automatique du JenkinsFile dans les 2 branches du dépôt</text:p>
      <text:list xml:id="list172643851" text:style-name="L3">
        <text:list-header>
          <text:p text:style-name="P8"/>
        </text:list-header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5-21T16:14:59</meta:creation-date>
    <dc:date>2019-05-21T20:49:07.153037928</dc:date>
    <meta:editing-duration>P1DT15H47S</meta:editing-duration>
    <meta:editing-cycles>150</meta:editing-cycles>
    <meta:generator>LibreOffice/6.0.7.3$Linux_X86_64 LibreOffice_project/00m0$Build-3</meta:generator>
    <dc:title>TP5: Multi-branches, Blue Ocean</dc:title>
    <meta:document-statistic meta:table-count="0" meta:image-count="0" meta:object-count="0" meta:page-count="1" meta:paragraph-count="12" meta:word-count="63" meta:character-count="412" meta:non-whitespace-character-count="364"/>
    <meta:user-defined meta:name="Info 1"/>
    <meta:user-defined meta:name="Info 2"/>
    <meta:user-defined meta:name="Info 3"/>
    <meta:user-defined meta:name="Info 4"/>
  </office:meta>
</office:document-meta>
</file>